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10.40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1"/>
        <table:table-column table:style-name="co4" table:default-cell-style-name="ce5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Vídeoaulas de C2 (MAT0026)</text:p>
          </table:table-cell>
          <table:covered-table-cell/>
          <table:covered-table-cell table:number-columns-repeated="2"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Prof. Lucas Seco - MAT/UnB</text:p>
          </table:table-cell>
          <table:covered-table-cell table:number-columns-repeated="2" table:style-name="Default"/>
          <table:covered-table-cell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MÓDULO 1 - EDOs de 1ª ordem; EDOs lineares de 1ª e 2ª ordem</text:p>
          </table:table-cell>
          <table:covered-table-cell table:number-columns-repeated="2" table:style-name="Default"/>
          <table:covered-table-cell/>
          <table:table-cell/>
        </table:table-row>
        <table:table-row table:style-name="ro2">
          <table:table-cell/>
          <table:table-cell table:style-name="ce1" office:value-type="string" calcext:value-type="string">
            <text:p>Semana</text:p>
          </table:table-cell>
          <table:table-cell office:value-type="string" calcext:value-type="string">
            <text:p>Vídeo</text:p>
          </table:table-cell>
          <table:table-cell table:style-name="ce1" office:value-type="string" calcext:value-type="string">
            <text:p>Duração</text:p>
          </table:table-cell>
          <table:table-cell table:style-name="ce1" office:value-type="string" calcext:value-type="string">
            <text:p>Páginas do livro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 table:number-columns-spanned="1" table:number-rows-spanned="9">
            <text:p>1</text:p>
          </table:table-cell>
          <table:table-cell office:value-type="string" calcext:value-type="string">
            <text:p><text:a xlink:href="https://www.google.com/url?q=https://web.microsoftstream.com/video/97363933-af6d-4822-a13b-079d12dc1c03?channelId%3D2a723643-850c-45d2-a7ad-28fad6123b18&amp;sa=D&amp;source=editors&amp;ust=1697366376039379&amp;usg=AOvVaw0SbtYimJriAHTsAAOKx8Lh" xlink:type="simple">1.00 - Panorama dos Cálculos</text:a></text:p>
          </table:table-cell>
          <table:table-cell office:value-type="string" calcext:value-type="string">
            <text:p>37:14</text:p>
          </table:table-cell>
          <table:table-cell table:style-name="ce1" office:value-type="string" calcext:value-type="string" table:number-columns-spanned="1" table:number-rows-spanned="9">
            <text:p>13 - 34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6ec26c73-6911-40ba-9cfd-ed760d7fd2e1?channelId%3D2a723643-850c-45d2-a7ad-28fad6123b18&amp;sa=D&amp;source=editors&amp;ust=1697366376039559&amp;usg=AOvVaw3wFfYh4pbF_6saN-PE-igX" xlink:type="simple">1.01 - EDOs e EDPs</text:a></text:p>
          </table:table-cell>
          <table:table-cell office:value-type="string" calcext:value-type="string">
            <text:p>38:19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2ff5a677-05ea-4f67-b5c9-2322fd0e644c?channelId%3D2a723643-850c-45d2-a7ad-28fad6123b18&amp;sa=D&amp;source=editors&amp;ust=1697366376039653&amp;usg=AOvVaw2g_996i2I3y9MuOXTCBKwN" xlink:type="simple">1.02 - Simplificando a queda livre com atrito</text:a></text:p>
          </table:table-cell>
          <table:table-cell office:value-type="string" calcext:value-type="string">
            <text:p>31:19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029975e8-9172-461f-ac5b-776e48e8177f?channelId%3D2a723643-850c-45d2-a7ad-28fad6123b18&amp;sa=D&amp;source=editors&amp;ust=1697366376039748&amp;usg=AOvVaw3_bMC97546KFx1yxcwg3Ar" xlink:type="simple">1.03 - Resolvendo a queda livre com atrito</text:a></text:p>
          </table:table-cell>
          <table:table-cell office:value-type="string" calcext:value-type="string">
            <text:p>19:15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09d0199b-543e-444f-bb09-45d8cf656fc7?channelId%3D2a723643-850c-45d2-a7ad-28fad6123b18&amp;sa=D&amp;source=editors&amp;ust=1697366376039833&amp;usg=AOvVaw0AahXsVWn81FiESME5Cqm-" xlink:type="simple">1.04 - Explorando a queda livre com atrito</text:a></text:p>
          </table:table-cell>
          <table:table-cell office:value-type="string" calcext:value-type="string">
            <text:p>17:40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8c58dc43-9b72-42cc-be42-47b693191b93?channelId%3D2a723643-850c-45d2-a7ad-28fad6123b18&amp;sa=D&amp;source=editors&amp;ust=1697366376040064&amp;usg=AOvVaw0y43okwY1kpVLmJdZgX1lK" xlink:type="simple">1.05 - EDOs separáveis</text:a></text:p>
          </table:table-cell>
          <table:table-cell office:value-type="string" calcext:value-type="string">
            <text:p>24:52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c6ceb819-9b5b-412d-bcd0-7a16de75f674?channelId%3D2a723643-850c-45d2-a7ad-28fad6123b18&amp;sa=D&amp;source=editors&amp;ust=1697366376040217&amp;usg=AOvVaw0lx6x-cxh6-obSUJCoISdI" xlink:type="simple">1.06 - Exemplo: Decaimento Radioativo e Dinâmica Populacional</text:a></text:p>
          </table:table-cell>
          <table:table-cell office:value-type="string" calcext:value-type="string">
            <text:p>20:40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3342dc92-a489-400a-b8a7-5cec8ee547e6?channelId%3D2a723643-850c-45d2-a7ad-28fad6123b18&amp;sa=D&amp;source=editors&amp;ust=1697366376040365&amp;usg=AOvVaw1_2drjALNADQ3g1k-u7yRu" xlink:type="simple">1.07 - Exemplo: Crescimento Logístico</text:a></text:p>
          </table:table-cell>
          <table:table-cell office:value-type="string" calcext:value-type="string">
            <text:p>24:27</text:p>
          </table:table-cell>
          <table:covered-table-cell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subtotal</text:p>
          </table:table-cell>
          <table:table-cell office:value-type="string" calcext:value-type="string">
            <text:p>3:33:46</text:p>
          </table:table-cell>
          <table:covered-table-cell/>
          <table:table-cell/>
        </table:table-row>
        <table:table-row table:style-name="ro1">
          <table:table-cell/>
          <table:table-cell table:style-name="ce1" office:value-type="float" office:value="2" calcext:value-type="float" table:number-columns-spanned="1" table:number-rows-spanned="6">
            <text:p>2</text:p>
          </table:table-cell>
          <table:table-cell table:style-name="ce4" office:value-type="string" calcext:value-type="string">
            <text:p><text:a xlink:href="https://www.google.com/url?q=https://web.microsoftstream.com/video/f1d69fd1-5f56-423a-85d4-ed8a1425963d?channelId%3D2a723643-850c-45d2-a7ad-28fad6123b18&amp;sa=D&amp;source=editors&amp;ust=1697366376040587&amp;usg=AOvVaw3Xpe-bsq3E_hxBZnzClW_m" xlink:type="simple">1.08 - Catenária - Modelagem</text:a></text:p>
          </table:table-cell>
          <table:table-cell office:value-type="string" calcext:value-type="string">
            <text:p>31:28</text:p>
          </table:table-cell>
          <table:table-cell table:style-name="ce1" office:value-type="string" calcext:value-type="string" table:number-columns-spanned="1" table:number-rows-spanned="6">
            <text:p>34 - 49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table:style-name="ce4" office:value-type="string" calcext:value-type="string">
            <text:p><text:a xlink:href="https://www.google.com/url?q=https://web.microsoftstream.com/video/f9f2a296-95e6-4b9e-b767-402f41aecbef?channelId%3D2a723643-850c-45d2-a7ad-28fad6123b18&amp;sa=D&amp;source=editors&amp;ust=1697366376040748&amp;usg=AOvVaw036_1ZhEOeInC51jMgvLg6" xlink:type="simple">1.09 - Catenária - Solução</text:a></text:p>
          </table:table-cell>
          <table:table-cell office:value-type="string" calcext:value-type="string">
            <text:p>18:25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table:style-name="ce4" office:value-type="string" calcext:value-type="string">
            <text:p><text:a xlink:href="https://www.google.com/url?q=https://web.microsoftstream.com/video/47825638-4f12-4add-8b5b-c873cc162079?channelId%3D2a723643-850c-45d2-a7ad-28fad6123b18&amp;sa=D&amp;source=editors&amp;ust=1697366376040837&amp;usg=AOvVaw0-4cmlJm39uasGcMGEUwh1" xlink:type="simple">1.10 - EDO Linear 1a ordem</text:a></text:p>
          </table:table-cell>
          <table:table-cell office:value-type="string" calcext:value-type="string">
            <text:p>19:35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table:style-name="ce4" office:value-type="string" calcext:value-type="string">
            <text:p><text:a xlink:href="https://www.google.com/url?q=https://web.microsoftstream.com/video/a19acaab-8769-42bf-b9e9-353a448d41d2?channelId%3D2a723643-850c-45d2-a7ad-28fad6123b18&amp;sa=D&amp;source=editors&amp;ust=1697366376040991&amp;usg=AOvVaw0cFn7-tR__KvUui_5EI7jC" xlink:type="simple">1.11 - Dedução do Fator Integrante</text:a></text:p>
          </table:table-cell>
          <table:table-cell office:value-type="string" calcext:value-type="string">
            <text:p>24:10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table:style-name="ce4" office:value-type="string" calcext:value-type="string">
            <text:p><text:a xlink:href="https://www.google.com/url?q=https://web.microsoftstream.com/video/eb9d989d-93a1-4fa3-bd0b-70f9ed74d684?channelId%3D2a723643-850c-45d2-a7ad-28fad6123b18&amp;sa=D&amp;source=editors&amp;ust=1697366376041088&amp;usg=AOvVaw2xTm7YEYkKczykfM_7P3kt" xlink:type="simple">1.12 - Uso do Fator Integrante</text:a></text:p>
          </table:table-cell>
          <table:table-cell office:value-type="string" calcext:value-type="string">
            <text:p>24:50</text:p>
          </table:table-cell>
          <table:covered-table-cell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subtotal</text:p>
          </table:table-cell>
          <table:table-cell office:value-type="string" calcext:value-type="string">
            <text:p>1:58:28</text:p>
          </table:table-cell>
          <table:covered-table-cell/>
          <table:table-cell/>
        </table:table-row>
        <table:table-row table:style-name="ro1">
          <table:table-cell/>
          <table:table-cell table:style-name="ce1" office:value-type="float" office:value="3" calcext:value-type="float" table:number-columns-spanned="1" table:number-rows-spanned="9">
            <text:p>3</text:p>
          </table:table-cell>
          <table:table-cell table:style-name="ce4" office:value-type="string" calcext:value-type="string">
            <text:p><text:a xlink:href="https://www.google.com/url?q=https://web.microsoftstream.com/video/65110d51-7474-4e97-bd21-c2cafde36b3a?channelId%3D2a723643-850c-45d2-a7ad-28fad6123b18&amp;sa=D&amp;source=editors&amp;ust=1697366376041269&amp;usg=AOvVaw1rtKo5GkbWUR2_0XpTzq8L" xlink:type="simple">2.01 - EDOs lineares de 2a ordem: definição e exemplos.</text:a></text:p>
          </table:table-cell>
          <table:table-cell office:value-type="string" calcext:value-type="string">
            <text:p>23:07</text:p>
          </table:table-cell>
          <table:table-cell table:style-name="ce1" office:value-type="string" calcext:value-type="string" table:number-columns-spanned="1" table:number-rows-spanned="9">
            <text:p>49 - 64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table:style-name="ce4" office:value-type="string" calcext:value-type="string">
            <text:p><text:a xlink:href="https://www.google.com/url?q=https://web.microsoftstream.com/video/d4de3e62-10f3-4a9d-9af3-68d2558ac194?channelId%3D2a723643-850c-45d2-a7ad-28fad6123b18&amp;sa=D&amp;source=editors&amp;ust=1697366376041409&amp;usg=AOvVaw3ZG5M61iKAQxUOmb2gBeTa" xlink:type="simple">2.02 - EDOs lineares de 2a ordem: mais exemplos</text:a></text:p>
          </table:table-cell>
          <table:table-cell office:value-type="string" calcext:value-type="string">
            <text:p>32:24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table:style-name="ce4" office:value-type="string" calcext:value-type="string">
            <text:p><text:a xlink:href="https://www.google.com/url?q=https://web.microsoftstream.com/video/206a2cbb-4cae-4ba0-b7ac-ca9147a05121?channelId%3D2a723643-850c-45d2-a7ad-28fad6123b18&amp;sa=D&amp;source=editors&amp;ust=1697366376041510&amp;usg=AOvVaw06Kp165gJbUvd2Ty9IYLdb" xlink:type="simple">2.03 - Pêndulo não-linear</text:a></text:p>
          </table:table-cell>
          <table:table-cell office:value-type="string" calcext:value-type="string">
            <text:p>20:05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table:style-name="ce4" office:value-type="string" calcext:value-type="string">
            <text:p><text:a xlink:href="https://www.google.com/url?q=https://web.microsoftstream.com/video/13fff60b-eef9-4e28-912d-9775230533ea?channelId%3D2a723643-850c-45d2-a7ad-28fad6123b18&amp;sa=D&amp;source=editors&amp;ust=1697366376041603&amp;usg=AOvVaw2bPZ1G6MXLcvn81BKmujES" xlink:type="simple">2.04 - Linearização do pêndulo ao redor de seus equilíbrios</text:a></text:p>
          </table:table-cell>
          <table:table-cell office:value-type="string" calcext:value-type="string">
            <text:p>21:25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table:style-name="ce4" office:value-type="string" calcext:value-type="string">
            <text:p><text:a xlink:href="https://www.google.com/url?q=https://web.microsoftstream.com/video/ba8add59-ccb9-4b93-b9e6-d6f22b0851b2?channelId%3D2a723643-850c-45d2-a7ad-28fad6123b18&amp;sa=D&amp;source=editors&amp;ust=1697366376041687&amp;usg=AOvVaw3FE6n69WEJuMZSFLcr7cpb" xlink:type="simple">2.05 - Resolvendo equações homogêneas: Exemplos</text:a></text:p>
          </table:table-cell>
          <table:table-cell office:value-type="string" calcext:value-type="string">
            <text:p>27:47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table:style-name="ce4" office:value-type="string" calcext:value-type="string">
            <text:p><text:a xlink:href="https://www.google.com/url?q=https://web.microsoftstream.com/video/3dfba39d-9da4-46eb-94af-87194ece6ada?channelId%3D2a723643-850c-45d2-a7ad-28fad6123b18&amp;sa=D&amp;source=editors&amp;ust=1697366376041777&amp;usg=AOvVaw0YHt4eXsOBIHE4oQ5YQO1X" xlink:type="simple">2.06 - Resolvendo equações homogêneas: Enunciado do Teorema</text:a></text:p>
          </table:table-cell>
          <table:table-cell office:value-type="string" calcext:value-type="string">
            <text:p>34:59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table:style-name="ce4" office:value-type="string" calcext:value-type="string">
            <text:p><text:a xlink:href="https://www.google.com/url?q=https://web.microsoftstream.com/video/124710d4-640b-4776-b0bd-efee639b2852?channelId%3D2a723643-850c-45d2-a7ad-28fad6123b18&amp;sa=D&amp;source=editors&amp;ust=1697366376041861&amp;usg=AOvVaw2B9K5pYWsHAVWYV5AY256E" xlink:type="simple">2.07 - Resolvendo equações homogêneas: Fórmula de Abel e demonstração do Teorema</text:a></text:p>
          </table:table-cell>
          <table:table-cell office:value-type="string" calcext:value-type="string">
            <text:p>37:28</text:p>
          </table:table-cell>
          <table:covered-table-cell/>
          <table:table-cell office:value-type="string" calcext:value-type="string">
            <text:p>download</text:p>
          </table:table-cell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table:style-name="ce4" office:value-type="string" calcext:value-type="string">
            <text:p><text:a xlink:href="https://www.google.com/url?q=https://web.microsoftstream.com/video/03e9bc2d-308e-4625-87a7-ec6c71254676?channelId%3D2a723643-850c-45d2-a7ad-28fad6123b18&amp;sa=D&amp;source=editors&amp;ust=1697366376041946&amp;usg=AOvVaw2LYBy50xQVcQQfUURAsT0S" xlink:type="simple">2.08 - PVI homogêneo de 2a ordem</text:a></text:p>
          </table:table-cell>
          <table:table-cell office:value-type="string" calcext:value-type="string">
            <text:p>24:15</text:p>
          </table:table-cell>
          <table:covered-table-cell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subtotal</text:p>
          </table:table-cell>
          <table:table-cell office:value-type="string" calcext:value-type="string">
            <text:p>3:41:30</text:p>
          </table:table-cell>
          <table:covered-table-cell/>
          <table:table-cell/>
        </table:table-row>
        <table:table-row table:style-name="ro1">
          <table:table-cell/>
          <table:table-cell table:style-name="ce1" office:value-type="float" office:value="4" calcext:value-type="float" table:number-columns-spanned="1" table:number-rows-spanned="7">
            <text:p>4</text:p>
          </table:table-cell>
          <table:table-cell table:style-name="ce4" office:value-type="string" calcext:value-type="string">
            <text:p><text:a xlink:href="https://www.google.com/url?q=https://web.microsoftstream.com/video/268b3330-b368-4bce-8302-0a69c7f0e3f1?channelId%3D2a723643-850c-45d2-a7ad-28fad6123b18&amp;sa=D&amp;source=editors&amp;ust=1697366376042131&amp;usg=AOvVaw2RwDEwu9QYbwLWPCHaLKie" xlink:type="simple">2.09 - EDOs não homogêneas: solução particular e exemplos</text:a></text:p>
          </table:table-cell>
          <table:table-cell office:value-type="string" calcext:value-type="string">
            <text:p>26:29</text:p>
          </table:table-cell>
          <table:table-cell table:style-name="ce1" office:value-type="string" calcext:value-type="string" table:number-columns-spanned="1" table:number-rows-spanned="7">
            <text:p>64 - 85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table:style-name="ce4" office:value-type="string" calcext:value-type="string">
            <text:p><text:a xlink:href="https://www.google.com/url?q=https://web.microsoftstream.com/video/3d4d5201-540e-4dd7-a6f3-4d1a6517f6a7?channelId%3D2a723643-850c-45d2-a7ad-28fad6123b18&amp;sa=D&amp;source=editors&amp;ust=1697366376042255&amp;usg=AOvVaw3bOUq1zTrEWITOu47MNbW8" xlink:type="simple">2.10 - Método da Variação dos Parâmetros, segundo Lagrange</text:a></text:p>
          </table:table-cell>
          <table:table-cell office:value-type="string" calcext:value-type="string">
            <text:p>36:11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table:style-name="ce4" office:value-type="string" calcext:value-type="string">
            <text:p><text:a xlink:href="https://www.google.com/url?q=https://web.microsoftstream.com/video/abb6d01f-4507-4886-b53e-60bc61668df6?channelId%3D2a723643-850c-45d2-a7ad-28fad6123b18&amp;sa=D&amp;source=editors&amp;ust=1697366376042351&amp;usg=AOvVaw0ySN3MJzTMwLjBCFlLd--A" xlink:type="simple">2.11 - Coeficientes constantes. Método das raízes características. Raízes reais distintas</text:a></text:p>
          </table:table-cell>
          <table:table-cell office:value-type="string" calcext:value-type="string">
            <text:p>34:57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table:style-name="ce4" office:value-type="string" calcext:value-type="string">
            <text:p><text:a xlink:href="https://www.google.com/url?q=https://web.microsoftstream.com/video/ff5987ac-c1e6-4622-8999-2f0ae15b7b5f?channelId%3D2a723643-850c-45d2-a7ad-28fad6123b18&amp;sa=D&amp;source=editors&amp;ust=1697366376042444&amp;usg=AOvVaw18KAsmcImsIULKvmW3TA8o" xlink:type="simple">2.12 - Raízes características iguais</text:a></text:p>
          </table:table-cell>
          <table:table-cell office:value-type="string" calcext:value-type="string">
            <text:p>21:09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table:style-name="ce4" office:value-type="string" calcext:value-type="string">
            <text:p><text:a xlink:href="https://www.google.com/url?q=https://web.microsoftstream.com/video/33a840e6-b3a4-42f3-a4e1-78ff6022976f?channelId%3D2a723643-850c-45d2-a7ad-28fad6123b18&amp;sa=D&amp;source=editors&amp;ust=1697366376042533&amp;usg=AOvVaw1W2oB8qDLI4QLQ2hDg18WF" xlink:type="simple">2.13 - Raízes características complexas</text:a></text:p>
          </table:table-cell>
          <table:table-cell office:value-type="string" calcext:value-type="string">
            <text:p>25:41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table:style-name="ce4" office:value-type="string" calcext:value-type="string">
            <text:p><text:a xlink:href="https://www.google.com/url?q=https://web.microsoftstream.com/video/4f3d0485-2b50-4a13-892b-cb73d38a601c?channelId%3D2a723643-850c-45d2-a7ad-28fad6123b18&amp;sa=D&amp;source=editors&amp;ust=1697366376042650&amp;usg=AOvVaw32quIL-UsTpJpwCkHmENsy" xlink:type="simple">2.14 - Oscilações livres: MHS, amortecimento via análise do sinal das raízes</text:a></text:p>
          </table:table-cell>
          <table:table-cell office:value-type="string" calcext:value-type="string">
            <text:p>41:55</text:p>
          </table:table-cell>
          <table:covered-table-cell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subtotal</text:p>
          </table:table-cell>
          <table:table-cell office:value-type="string" calcext:value-type="string">
            <text:p>3:06:22</text:p>
          </table:table-cell>
          <table:covered-table-cell/>
          <table:table-cell/>
        </table:table-row>
        <table:table-row table:style-name="ro1">
          <table:table-cell/>
          <table:table-cell table:style-name="ce1" office:value-type="float" office:value="5" calcext:value-type="float" table:number-columns-spanned="1" table:number-rows-spanned="4">
            <text:p>5</text:p>
          </table:table-cell>
          <table:table-cell table:style-name="ce4" office:value-type="string" calcext:value-type="string">
            <text:p><text:a xlink:href="https://www.google.com/url?q=https://web.microsoftstream.com/video/c9aabc88-24e6-43c7-9d60-4006162a9704?channelId%3D2a723643-850c-45d2-a7ad-28fad6123b18&amp;sa=D&amp;source=editors&amp;ust=1697366376042873&amp;usg=AOvVaw0jCJDU2Q8Xs4g4fHUI3QRO" xlink:type="simple">2.15 - Coeficientes variáveis: Exemplos</text:a></text:p>
          </table:table-cell>
          <table:table-cell office:value-type="string" calcext:value-type="string">
            <text:p>47:47</text:p>
          </table:table-cell>
          <table:table-cell table:style-name="ce1" office:value-type="string" calcext:value-type="string" table:number-columns-spanned="1" table:number-rows-spanned="4">
            <text:p>86 - 107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table:style-name="ce4" office:value-type="string" calcext:value-type="string">
            <text:p><text:a xlink:href="https://www.google.com/url?q=https://web.microsoftstream.com/video/9455c667-45ba-4ed1-ba95-98481f46e628?channelId%3D2a723643-850c-45d2-a7ad-28fad6123b18&amp;sa=D&amp;source=editors&amp;ust=1697366376042989&amp;usg=AOvVaw2DySpGXe7LS17JP1hwTIFp" xlink:type="simple">2.16 - Coeficientes variáveis: soluções polinomiais</text:a></text:p>
          </table:table-cell>
          <table:table-cell office:value-type="string" calcext:value-type="string">
            <text:p>39:13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table:style-name="ce4" office:value-type="string" calcext:value-type="string">
            <text:p><text:a xlink:href="https://www.google.com/url?q=https://web.microsoftstream.com/video/9481ea75-84f6-4a4d-a205-2ea4a58c38f6?channelId%3D2a723643-850c-45d2-a7ad-28fad6123b18&amp;sa=D&amp;source=editors&amp;ust=1697366376043072&amp;usg=AOvVaw1DLFinE0NLva26wjllAGev" xlink:type="simple">2.17 - Coeficientes variáveis: notação de Somatório</text:a></text:p>
          </table:table-cell>
          <table:table-cell office:value-type="string" calcext:value-type="string">
            <text:p>27:07</text:p>
          </table:table-cell>
          <table:covered-table-cell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subtotal</text:p>
          </table:table-cell>
          <table:table-cell office:value-type="string" calcext:value-type="string">
            <text:p>1:54:07</text:p>
          </table:table-cell>
          <table:covered-table-cell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MÓDULO 2 - Séries; Soluções por séries de potências</text:p>
          </table:table-cell>
          <table:covered-table-cell table:number-columns-repeated="2" table:style-name="Default"/>
          <table:covered-table-cell/>
          <table:table-cell/>
        </table:table-row>
        <table:table-row table:style-name="ro2">
          <table:table-cell/>
          <table:table-cell table:style-name="ce1" office:value-type="string" calcext:value-type="string">
            <text:p>Semana</text:p>
          </table:table-cell>
          <table:table-cell office:value-type="string" calcext:value-type="string">
            <text:p>Vídeo</text:p>
          </table:table-cell>
          <table:table-cell table:style-name="ce1" office:value-type="string" calcext:value-type="string">
            <text:p>Duração</text:p>
          </table:table-cell>
          <table:table-cell table:style-name="ce1" office:value-type="string" calcext:value-type="string">
            <text:p>Páginas do livro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 table:number-columns-spanned="1" table:number-rows-spanned="6">
            <text:p>1</text:p>
          </table:table-cell>
          <table:table-cell table:style-name="ce4" office:value-type="string" calcext:value-type="string">
            <text:p><text:a xlink:href="https://www.google.com/url?q=https://web.microsoftstream.com/video/15c76b95-7228-4414-a5ee-71d14013c3fc?channelId%3D2a723643-850c-45d2-a7ad-28fad6123b18&amp;sa=D&amp;source=editors&amp;ust=1697366376043403&amp;usg=AOvVaw36HPPq8xoIoDgy7Ik-6kdM" xlink:type="simple">1.01 - Motivação de séries de potências</text:a></text:p>
          </table:table-cell>
          <table:table-cell office:value-type="string" calcext:value-type="string">
            <text:p>24:46</text:p>
          </table:table-cell>
          <table:table-cell table:style-name="ce1" office:value-type="string" calcext:value-type="string" table:number-columns-spanned="1" table:number-rows-spanned="6">
            <text:p>109 - 125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table:style-name="ce4" office:value-type="string" calcext:value-type="string">
            <text:p><text:a xlink:href="https://www.google.com/url?q=https://web.microsoftstream.com/video/5fecb9e8-d189-44df-b577-e7ebcce82dd5?channelId%3D2a723643-850c-45d2-a7ad-28fad6123b18&amp;sa=D&amp;source=editors&amp;ust=1697366376043512&amp;usg=AOvVaw3pOHP82edqw9Aq6a2QWp5U" xlink:type="simple">1.02 - Sequências, propriedades básicas</text:a></text:p>
          </table:table-cell>
          <table:table-cell office:value-type="string" calcext:value-type="string">
            <text:p>29:31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table:style-name="ce4" office:value-type="string" calcext:value-type="string">
            <text:p><text:a xlink:href="https://www.google.com/url?q=https://web.microsoftstream.com/video/32fa7083-d276-4457-84ab-4e02a80a0474?channelId%3D2a723643-850c-45d2-a7ad-28fad6123b18&amp;sa=D&amp;source=editors&amp;ust=1697366376043606&amp;usg=AOvVaw2GcL6c9j9U4mWttwTRJifg" xlink:type="simple">1.03 - Sequências: primeiros exemplos de uso das propriedades</text:a></text:p>
          </table:table-cell>
          <table:table-cell office:value-type="string" calcext:value-type="string">
            <text:p>28:49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table:style-name="ce4" office:value-type="string" calcext:value-type="string">
            <text:p><text:a xlink:href="https://www.google.com/url?q=https://web.microsoftstream.com/video/eec21ccc-4d5c-4c0a-90a6-779aca95d3bf?channelId%3D2a723643-850c-45d2-a7ad-28fad6123b18&amp;sa=D&amp;source=editors&amp;ust=1697366376043691&amp;usg=AOvVaw2Andzd8W0OcOc49_g2AF4L" xlink:type="simple">1.04 - Sequências: mais propriedades e exemplos</text:a></text:p>
          </table:table-cell>
          <table:table-cell office:value-type="string" calcext:value-type="string">
            <text:p>44:30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table:style-name="ce4" office:value-type="string" calcext:value-type="string">
            <text:p><text:a xlink:href="https://www.google.com/url?q=https://web.microsoftstream.com/video/5702a0c6-b0b7-40b5-90e6-256235e8366b?channelId%3D2a723643-850c-45d2-a7ad-28fad6123b18&amp;sa=D&amp;source=editors&amp;ust=1697366376043781&amp;usg=AOvVaw1BQjOpOXLrpRKmz4-FSjh_" xlink:type="simple">1.04 - Exemplo: Sequência das áreas dos polígonos inscritos na circunferência de raio 1</text:a></text:p>
          </table:table-cell>
          <table:table-cell office:value-type="string" calcext:value-type="string">
            <text:p>07:27</text:p>
          </table:table-cell>
          <table:covered-table-cell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subtotal</text:p>
          </table:table-cell>
          <table:table-cell office:value-type="string" calcext:value-type="string">
            <text:p>2:15:03</text:p>
          </table:table-cell>
          <table:covered-table-cell/>
          <table:table-cell/>
        </table:table-row>
        <table:table-row table:style-name="ro1">
          <table:table-cell/>
          <table:table-cell table:style-name="ce1" office:value-type="float" office:value="2" calcext:value-type="float" table:number-columns-spanned="1" table:number-rows-spanned="5">
            <text:p>2</text:p>
          </table:table-cell>
          <table:table-cell table:style-name="ce4" office:value-type="string" calcext:value-type="string">
            <text:p><text:a xlink:href="https://www.google.com/url?q=https://web.microsoftstream.com/video/434bb042-82ef-4e79-87b5-35b45bab20ba?channelId%3D2a723643-850c-45d2-a7ad-28fad6123b18&amp;sa=D&amp;source=editors&amp;ust=1697366376043937&amp;usg=AOvVaw3pB28B4cN3IHoYg03_PUH-" xlink:type="simple">1.05 - Séries numéricas: intuições falsas e exemplos</text:a></text:p>
          </table:table-cell>
          <table:table-cell office:value-type="string" calcext:value-type="string">
            <text:p>45:31</text:p>
          </table:table-cell>
          <table:table-cell table:style-name="ce1" office:value-type="string" calcext:value-type="string" table:number-columns-spanned="1" table:number-rows-spanned="5">
            <text:p>125 - 157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table:style-name="ce4" office:value-type="string" calcext:value-type="string">
            <text:p><text:a xlink:href="https://www.google.com/url?q=https://web.microsoftstream.com/video/3c153156-b440-4ffd-9c7d-4eb560049105?channelId%3D2a723643-850c-45d2-a7ad-28fad6123b18&amp;sa=D&amp;source=editors&amp;ust=1697366376044057&amp;usg=AOvVaw2QwvON_sFxB1o592a_8N0o" xlink:type="simple">1.06 - Duas famílias de séries: telescópicas e geométricas</text:a></text:p>
          </table:table-cell>
          <table:table-cell office:value-type="string" calcext:value-type="string">
            <text:p>36:55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table:style-name="ce4" office:value-type="string" calcext:value-type="string">
            <text:p><text:a xlink:href="https://www.google.com/url?q=https://web.microsoftstream.com/video/c33b984f-2d3e-49c9-8938-a30c7f232672?channelId%3D2a723643-850c-45d2-a7ad-28fad6123b18&amp;sa=D&amp;source=editors&amp;ust=1697366376044145&amp;usg=AOvVaw0YyL87XT8PqCHLRs_aZ3sl" xlink:type="simple">1.07 - Teste da divergência e operações com séries de potências</text:a></text:p>
          </table:table-cell>
          <table:table-cell office:value-type="string" calcext:value-type="string">
            <text:p>45:48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table:style-name="ce4" office:value-type="string" calcext:value-type="string">
            <text:p><text:a xlink:href="https://www.google.com/url?q=https://web.microsoftstream.com/video/5ca94d13-b35a-4714-9cc1-4411e967ffd6?channelId%3D2a723643-850c-45d2-a7ad-28fad6123b18&amp;sa=D&amp;source=editors&amp;ust=1697366376044316&amp;usg=AOvVaw2Rhm0epD22f3aKMAaZoMPC" xlink:type="simple">1.08 - Domínio e operações com séries de potências. Teste da cauda</text:a></text:p>
          </table:table-cell>
          <table:table-cell office:value-type="string" calcext:value-type="string">
            <text:p>28:30</text:p>
          </table:table-cell>
          <table:covered-table-cell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subtotal</text:p>
          </table:table-cell>
          <table:table-cell office:value-type="string" calcext:value-type="string">
            <text:p>2:36:44</text:p>
          </table:table-cell>
          <table:covered-table-cell/>
          <table:table-cell/>
        </table:table-row>
        <table:table-row table:style-name="ro1">
          <table:table-cell/>
          <table:table-cell table:style-name="ce1" office:value-type="float" office:value="3" calcext:value-type="float" table:number-columns-spanned="1" table:number-rows-spanned="5">
            <text:p>3</text:p>
          </table:table-cell>
          <table:table-cell table:style-name="ce4" office:value-type="string" calcext:value-type="string">
            <text:p><text:a xlink:href="https://www.google.com/url?q=https://web.microsoftstream.com/video/485fbc6f-9472-435a-85de-4d707e87d366?channelId%3D2a723643-850c-45d2-a7ad-28fad6123b18&amp;sa=D&amp;source=editors&amp;ust=1697366376044544&amp;usg=AOvVaw1y-_yg1PQ6zB7t_nbMEgD3" xlink:type="simple">1.09 - Teste da comparação</text:a></text:p>
          </table:table-cell>
          <table:table-cell office:value-type="string" calcext:value-type="string">
            <text:p>35:31</text:p>
          </table:table-cell>
          <table:table-cell table:style-name="ce1" office:value-type="string" calcext:value-type="string" table:number-columns-spanned="1" table:number-rows-spanned="5">
            <text:p>157 - 171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table:style-name="ce4" office:value-type="string" calcext:value-type="string">
            <text:p><text:a xlink:href="https://www.google.com/url?q=https://web.microsoftstream.com/video/e9625026-10f6-4114-bdc5-5952c4d71cd7?channelId%3D2a723643-850c-45d2-a7ad-28fad6123b18&amp;sa=D&amp;source=editors&amp;ust=1697366376044692&amp;usg=AOvVaw0tH8nlTT2F4KwLEexzQ_vW" xlink:type="simple">1.10 - Teste da integral</text:a></text:p>
          </table:table-cell>
          <table:table-cell office:value-type="string" calcext:value-type="string">
            <text:p>45:47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table:style-name="ce4" office:value-type="string" calcext:value-type="string">
            <text:p><text:a xlink:href="https://www.google.com/url?q=https://web.microsoftstream.com/video/abfebe0c-f987-4943-bca1-f372bca5939a?channelId%3D2a723643-850c-45d2-a7ad-28fad6123b18&amp;sa=D&amp;source=editors&amp;ust=1697366376044791&amp;usg=AOvVaw2JTlqru7Eeq7TgWCL7LCUP" xlink:type="simple">1.11 - Teste da convergência absoluta</text:a></text:p>
          </table:table-cell>
          <table:table-cell office:value-type="string" calcext:value-type="string">
            <text:p>19:59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table:style-name="ce4" office:value-type="string" calcext:value-type="string">
            <text:p><text:a xlink:href="https://www.google.com/url?q=https://web.microsoftstream.com/video/8ef5c954-0116-499a-ae1a-70bf8779d579?channelId%3D2a723643-850c-45d2-a7ad-28fad6123b18&amp;sa=D&amp;source=editors&amp;ust=1697366376044879&amp;usg=AOvVaw0BkvfUyWvglCQydIQuSNhl" xlink:type="simple">1.12 - Teste da série alternada</text:a></text:p>
          </table:table-cell>
          <table:table-cell office:value-type="string" calcext:value-type="string">
            <text:p>34:20</text:p>
          </table:table-cell>
          <table:covered-table-cell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subtotal</text:p>
          </table:table-cell>
          <table:table-cell office:value-type="string" calcext:value-type="string">
            <text:p>2:15:37</text:p>
          </table:table-cell>
          <table:covered-table-cell/>
          <table:table-cell/>
        </table:table-row>
        <table:table-row table:style-name="ro1">
          <table:table-cell/>
          <table:table-cell table:style-name="ce1" office:value-type="float" office:value="4" calcext:value-type="float" table:number-columns-spanned="1" table:number-rows-spanned="5">
            <text:p>4</text:p>
          </table:table-cell>
          <table:table-cell table:style-name="ce4" office:value-type="string" calcext:value-type="string">
            <text:p><text:a xlink:href="https://www.google.com/url?q=https://web.microsoftstream.com/video/7295b60b-4355-4307-a2de-032db65f2054?channelId%3D2a723643-850c-45d2-a7ad-28fad6123b18&amp;sa=D&amp;source=editors&amp;ust=1697366376045066&amp;usg=AOvVaw2rFz5-nJQ_CVR0LmKi4gPM" xlink:type="simple">1.13 - Teste da raiz</text:a></text:p>
          </table:table-cell>
          <table:table-cell office:value-type="string" calcext:value-type="string">
            <text:p>31:03</text:p>
          </table:table-cell>
          <table:table-cell table:style-name="ce1" office:value-type="string" calcext:value-type="string" table:number-columns-spanned="1" table:number-rows-spanned="5">
            <text:p>171 - 193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table:style-name="ce4" office:value-type="string" calcext:value-type="string">
            <text:p><text:a xlink:href="https://www.google.com/url?q=https://web.microsoftstream.com/video/315edf52-fefc-4375-b231-1ce369836aea?channelId%3D2a723643-850c-45d2-a7ad-28fad6123b18&amp;sa=D&amp;source=editors&amp;ust=1697366376045182&amp;usg=AOvVaw2W4n5kKKHVwIYJYwku5jtg" xlink:type="simple">1.14 - Teste da razão</text:a></text:p>
          </table:table-cell>
          <table:table-cell office:value-type="string" calcext:value-type="string">
            <text:p>18:40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table:style-name="ce4" office:value-type="string" calcext:value-type="string">
            <text:p><text:a xlink:href="https://www.google.com/url?q=https://web.microsoftstream.com/video/5d0396b1-3c68-4074-8845-ca7036b1b19b?channelId%3D2a723643-850c-45d2-a7ad-28fad6123b18&amp;sa=D&amp;source=editors&amp;ust=1697366376045277&amp;usg=AOvVaw0dg2uoCnidhTS1TTB0YaUG" xlink:type="simple">1.15 - Domínio e raio de convergência</text:a></text:p>
          </table:table-cell>
          <table:table-cell office:value-type="string" calcext:value-type="string">
            <text:p>31:25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table:style-name="ce4" office:value-type="string" calcext:value-type="string">
            <text:p><text:a xlink:href="https://www.google.com/url?q=https://web.microsoftstream.com/video/7a74e7ba-4720-4acf-a580-951827baf7c9?channelId%3D2a723643-850c-45d2-a7ad-28fad6123b18&amp;sa=D&amp;source=editors&amp;ust=1697366376045413&amp;usg=AOvVaw1BL5CAdlbIRXMuc2fn9psx" xlink:type="simple">1.16 - Cálculo com séries de potências</text:a></text:p>
          </table:table-cell>
          <table:table-cell office:value-type="string" calcext:value-type="string">
            <text:p>39:15</text:p>
          </table:table-cell>
          <table:covered-table-cell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subtotal</text:p>
          </table:table-cell>
          <table:table-cell office:value-type="string" calcext:value-type="string">
            <text:p>2:00:23</text:p>
          </table:table-cell>
          <table:covered-table-cell/>
          <table:table-cell/>
        </table:table-row>
        <table:table-row table:style-name="ro1">
          <table:table-cell/>
          <table:table-cell table:style-name="ce1" office:value-type="float" office:value="5" calcext:value-type="float" table:number-columns-spanned="1" table:number-rows-spanned="5">
            <text:p>5</text:p>
          </table:table-cell>
          <table:table-cell office:value-type="string" calcext:value-type="string">
            <text:p><text:a xlink:href="https://www.google.com/url?q=https://web.microsoftstream.com/video/a3d09c66-6d10-477a-8ad1-da5bffb21677?channelId%3D2a723643-850c-45d2-a7ad-28fad6123b18&amp;sa=D&amp;source=editors&amp;ust=1697366376045615&amp;usg=AOvVaw0Vg1mPkoerdxunaVOLAf1H" xlink:type="simple">1.17 - Integral de séries de potências</text:a></text:p>
          </table:table-cell>
          <table:table-cell office:value-type="string" calcext:value-type="string">
            <text:p>37:42</text:p>
          </table:table-cell>
          <table:table-cell table:style-name="ce1" office:value-type="string" calcext:value-type="string" table:number-columns-spanned="1" table:number-rows-spanned="5">
            <text:p>193 - 224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c63715da-3fba-47a9-a7d1-fda92428f461?channelId%3D2a723643-850c-45d2-a7ad-28fad6123b18&amp;sa=D&amp;source=editors&amp;ust=1697366376045761&amp;usg=AOvVaw1bm3m8lpTwbUYr4OVV0WY7" xlink:type="simple">1.18 - Série de Taylor</text:a></text:p>
          </table:table-cell>
          <table:table-cell office:value-type="string" calcext:value-type="string">
            <text:p>48:25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9a48f6e0-6d68-4c43-b5d4-e29b0214c4c6?channelId%3D2a723643-850c-45d2-a7ad-28fad6123b18&amp;sa=D&amp;source=editors&amp;ust=1697366376045910&amp;usg=AOvVaw1qW9lEubVwrdSm1MAf-NoR" xlink:type="simple">1.19 - Soluções de EDOs por séries de potências</text:a></text:p>
          </table:table-cell>
          <table:table-cell office:value-type="string" calcext:value-type="string">
            <text:p>26:23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f420d5dd-f3d9-4fcf-894b-69ba6d6af19a?channelId%3D2a723643-850c-45d2-a7ad-28fad6123b18&amp;sa=D&amp;source=editors&amp;ust=1697366376046014&amp;usg=AOvVaw0hetkyto0dnmvmREJAEQWe" xlink:type="simple">1.20 - Exemplos</text:a></text:p>
          </table:table-cell>
          <table:table-cell office:value-type="string" calcext:value-type="string">
            <text:p>33:36</text:p>
          </table:table-cell>
          <table:covered-table-cell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subtotal</text:p>
          </table:table-cell>
          <table:table-cell office:value-type="string" calcext:value-type="string">
            <text:p>2:26:06</text:p>
          </table:table-cell>
          <table:covered-table-cell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MÓDULO 3 - EDOs de ordem superior; Transformada de Laplace; Sistemas</text:p>
          </table:table-cell>
          <table:covered-table-cell table:number-columns-repeated="2" table:style-name="Default"/>
          <table:covered-table-cell/>
          <table:table-cell/>
        </table:table-row>
        <table:table-row table:style-name="ro2">
          <table:table-cell/>
          <table:table-cell table:style-name="ce1" office:value-type="string" calcext:value-type="string">
            <text:p>Semana</text:p>
          </table:table-cell>
          <table:table-cell office:value-type="string" calcext:value-type="string">
            <text:p>Vídeo</text:p>
          </table:table-cell>
          <table:table-cell table:style-name="ce1" office:value-type="string" calcext:value-type="string">
            <text:p>Duração</text:p>
          </table:table-cell>
          <table:table-cell table:style-name="ce1" office:value-type="string" calcext:value-type="string">
            <text:p>Páginas do livro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 table:number-columns-spanned="1" table:number-rows-spanned="6">
            <text:p>1</text:p>
          </table:table-cell>
          <table:table-cell table:style-name="ce4" office:value-type="string" calcext:value-type="string">
            <text:p><text:a xlink:href="https://www.google.com/url?q=https://web.microsoftstream.com/video/e2d97261-c4c7-4639-ba53-489cecd168c0?channelId%3D2a723643-850c-45d2-a7ad-28fad6123b18&amp;sa=D&amp;source=editors&amp;ust=1697366376046344&amp;usg=AOvVaw14xgXucmpm6r-AaBcENEsy" xlink:type="simple">1.1 - Equações de ordem superior: fatorando e lidando com a multiplicidade</text:a></text:p>
          </table:table-cell>
          <table:table-cell office:value-type="string" calcext:value-type="string">
            <text:p>45:16</text:p>
          </table:table-cell>
          <table:table-cell table:style-name="ce1" office:value-type="string" calcext:value-type="string" table:number-columns-spanned="1" table:number-rows-spanned="6">
            <text:p>225 - 248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table:style-name="ce4" office:value-type="string" calcext:value-type="string">
            <text:p><text:a xlink:href="https://www.google.com/url?q=https://web.microsoftstream.com/video/2153cdcc-f7ab-4010-8c17-446de94a6361?channelId%3D2a723643-850c-45d2-a7ad-28fad6123b18&amp;sa=D&amp;source=editors&amp;ust=1697366376046457&amp;usg=AOvVaw1uYkTa104H7xGgn94zSOk_" xlink:type="simple">1.2 - Equações de ordem superior: lidando com raízes complexas</text:a></text:p>
          </table:table-cell>
          <table:table-cell office:value-type="string" calcext:value-type="string">
            <text:p>33:03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table:style-name="ce4" office:value-type="string" calcext:value-type="string">
            <text:p><text:a xlink:href="https://www.google.com/url?q=https://web.microsoftstream.com/video/027c6924-826d-4a63-bdcd-7f8263f0fdfe?channelId%3D2a723643-850c-45d2-a7ad-28fad6123b18&amp;sa=D&amp;source=editors&amp;ust=1697366376046544&amp;usg=AOvVaw0Uy_JnslylInXu9J5LbyKN" xlink:type="simple">1.3 - Equações de ordem superior: juntando os pedaços e obtendo soluções reais</text:a></text:p>
          </table:table-cell>
          <table:table-cell office:value-type="string" calcext:value-type="string">
            <text:p>51:07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table:style-name="ce4" office:value-type="string" calcext:value-type="string">
            <text:p><text:a xlink:href="https://www.google.com/url?q=https://web.microsoftstream.com/video/55d6f539-c789-4bbb-9ead-f86a0cb5c421?channelId%3D2a723643-850c-45d2-a7ad-28fad6123b18&amp;sa=D&amp;source=editors&amp;ust=1697366376046660&amp;usg=AOvVaw3GI67NKX2BW8x5ibR1G-Qp" xlink:type="simple">2.1 - Anulando o forçamento: coeficientes a determinar</text:a></text:p>
          </table:table-cell>
          <table:table-cell office:value-type="string" calcext:value-type="string">
            <text:p>29:54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633e37a7-4d26-4c64-9ad5-9a6a923add54?channelId%3D2a723643-850c-45d2-a7ad-28fad6123b18&amp;sa=D&amp;source=editors&amp;ust=1697366376046768&amp;usg=AOvVaw0txeX_kPe1rKiGjugoCwSn" xlink:type="simple">2.2 - Oscilações forçadas: batimento e Ressonância</text:a></text:p>
          </table:table-cell>
          <table:table-cell office:value-type="string" calcext:value-type="string">
            <text:p>23:42</text:p>
          </table:table-cell>
          <table:covered-table-cell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subtotal</text:p>
          </table:table-cell>
          <table:table-cell office:value-type="string" calcext:value-type="string">
            <text:p>2:17:46</text:p>
          </table:table-cell>
          <table:covered-table-cell/>
          <table:table-cell/>
        </table:table-row>
        <table:table-row table:style-name="ro1">
          <table:table-cell/>
          <table:table-cell table:style-name="ce1" office:value-type="float" office:value="2" calcext:value-type="float" table:number-columns-spanned="1" table:number-rows-spanned="8">
            <text:p>2</text:p>
          </table:table-cell>
          <table:table-cell office:value-type="string" calcext:value-type="string">
            <text:p><text:a xlink:href="https://www.google.com/url?q=https://web.microsoftstream.com/video/f41158f9-c9a8-465b-a9cb-a02d8e33c520?channelId%3D2a723643-850c-45d2-a7ad-28fad6123b18&amp;sa=D&amp;source=editors&amp;ust=1697366376047021&amp;usg=AOvVaw2jPOLCSLausqUgcYYUssj1" xlink:type="simple">3.1 - Transformada de Laplace: definição</text:a></text:p>
          </table:table-cell>
          <table:table-cell office:value-type="string" calcext:value-type="string">
            <text:p>19:24</text:p>
          </table:table-cell>
          <table:table-cell table:style-name="ce1" office:value-type="string" calcext:value-type="string" table:number-columns-spanned="1" table:number-rows-spanned="8">
            <text:p>248 - 294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27f2c40b-7183-483c-887b-8b71a4807452?channelId%3D2a723643-850c-45d2-a7ad-28fad6123b18&amp;sa=D&amp;source=editors&amp;ust=1697366376047181&amp;usg=AOvVaw1bt3K8hywn1nIO4N9W_Ryj" xlink:type="simple">3.2 - Transformada de Laplace: propriedades</text:a></text:p>
          </table:table-cell>
          <table:table-cell office:value-type="string" calcext:value-type="string">
            <text:p>26:10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b99663ec-52e8-43dc-ba7a-8cc344dae933?channelId%3D2a723643-850c-45d2-a7ad-28fad6123b18&amp;sa=D&amp;source=editors&amp;ust=1697366376047295&amp;usg=AOvVaw20o3AM_xfANeh40lFmoBqn" xlink:type="simple">3.3 - Transformada de Laplace: transformada de cos(bt), sen(bt), t^n</text:a></text:p>
          </table:table-cell>
          <table:table-cell office:value-type="string" calcext:value-type="string">
            <text:p>26:04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cc1a06b5-7b06-4fa7-b5f7-7ea9641cd608?channelId%3D2a723643-850c-45d2-a7ad-28fad6123b18&amp;sa=D&amp;source=editors&amp;ust=1697366376047387&amp;usg=AOvVaw17aRAkDWGOpyVj4sjUv9eS" xlink:type="simple">3.4 - Solução de PVIs e Regra do deslocamento</text:a></text:p>
          </table:table-cell>
          <table:table-cell office:value-type="string" calcext:value-type="string">
            <text:p>37:05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5214d7d3-dd69-41c7-8e34-48ca65b69806?channelId%3D2a723643-850c-45d2-a7ad-28fad6123b18&amp;sa=D&amp;source=editors&amp;ust=1697366376047474&amp;usg=AOvVaw2NF3MHAg0hg-aRpBcPpVsM" xlink:type="simple">4.1 - Injetividade da Transformada</text:a></text:p>
          </table:table-cell>
          <table:table-cell office:value-type="string" calcext:value-type="string">
            <text:p>18:53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5a693727-2a17-4cfa-b924-67d30bf20537?channelId%3D2a723643-850c-45d2-a7ad-28fad6123b18&amp;sa=D&amp;source=editors&amp;ust=1697366376047562&amp;usg=AOvVaw07nuDza6fzjnJ0wHIlo4RR" xlink:type="simple">4.2 - Transformada Inversa</text:a></text:p>
          </table:table-cell>
          <table:table-cell office:value-type="string" calcext:value-type="string">
            <text:p>23:32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7b92eb31-f57e-45ff-b2f0-bd4627398c90?channelId%3D2a723643-850c-45d2-a7ad-28fad6123b18&amp;sa=D&amp;source=editors&amp;ust=1697366376047647&amp;usg=AOvVaw2ywvBRyDWrI-OXZQ89aOxV" xlink:type="simple">4.3 - Resolvendo PVIs com a Transformada Inversa</text:a></text:p>
          </table:table-cell>
          <table:table-cell office:value-type="string" calcext:value-type="string">
            <text:p>21:01</text:p>
          </table:table-cell>
          <table:covered-table-cell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subtotal</text:p>
          </table:table-cell>
          <table:table-cell office:value-type="string" calcext:value-type="string">
            <text:p>1:40:31</text:p>
          </table:table-cell>
          <table:covered-table-cell/>
          <table:table-cell/>
        </table:table-row>
        <table:table-row table:style-name="ro1">
          <table:table-cell/>
          <table:table-cell table:style-name="ce1" office:value-type="float" office:value="3" calcext:value-type="float" table:number-columns-spanned="1" table:number-rows-spanned="9">
            <text:p>3</text:p>
          </table:table-cell>
          <table:table-cell office:value-type="string" calcext:value-type="string">
            <text:p><text:a xlink:href="https://www.google.com/url?q=https://web.microsoftstream.com/video/eee0eb76-fb1a-4ae4-a0a7-80d7ffb8aa66?channelId%3D2a723643-850c-45d2-a7ad-28fad6123b18&amp;sa=D&amp;source=editors&amp;ust=1697366376047814&amp;usg=AOvVaw3jpxg8nZLdig18WRrOwzSC" xlink:type="simple">5.1 - Sistemas Lineares</text:a></text:p>
          </table:table-cell>
          <table:table-cell office:value-type="string" calcext:value-type="string">
            <text:p>37:07</text:p>
          </table:table-cell>
          <table:table-cell table:style-name="ce1" office:value-type="string" calcext:value-type="string" table:number-columns-spanned="1" table:number-rows-spanned="9">
            <text:p>294 - 312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009d4148-757c-48e4-b089-18a0f469a6e0?channelId%3D2a723643-850c-45d2-a7ad-28fad6123b18&amp;sa=D&amp;source=editors&amp;ust=1697366376047920&amp;usg=AOvVaw1Lmh3AqDgLFvxK0V0UdmRn" xlink:type="simple">5.2 - Transformada de Sistemas</text:a></text:p>
          </table:table-cell>
          <table:table-cell office:value-type="string" calcext:value-type="string">
            <text:p>27:24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481df945-dacf-4b93-bdd5-b12726899f1d?channelId%3D2a723643-850c-45d2-a7ad-28fad6123b18&amp;sa=D&amp;source=editors&amp;ust=1697366376048114&amp;usg=AOvVaw1bivHpMR1UzNSGLEwITD7G" xlink:type="simple">5.3 - Equação aumentada de Sistemas</text:a></text:p>
          </table:table-cell>
          <table:table-cell office:value-type="string" calcext:value-type="string">
            <text:p>13:50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42bb2958-5459-494a-8bc4-6a5ccee1f96a?channelId%3D2a723643-850c-45d2-a7ad-28fad6123b18&amp;sa=D&amp;source=editors&amp;ust=1697366376048222&amp;usg=AOvVaw3KIwgNzy-2O7E9CvP53_qq" xlink:type="simple">5.4 - Autovalores e Exponencial de matrizes</text:a></text:p>
          </table:table-cell>
          <table:table-cell office:value-type="string" calcext:value-type="string">
            <text:p>24:09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35c60974-b27f-432d-a97a-aa0b6f1941a3?channelId%3D2a723643-850c-45d2-a7ad-28fad6123b18&amp;sa=D&amp;source=editors&amp;ust=1697366376048343&amp;usg=AOvVaw0TR52788xKLzMFfE9i990h" xlink:type="simple">6.1 - Equilibrando o Pêndulo Duplo</text:a></text:p>
          </table:table-cell>
          <table:table-cell office:value-type="string" calcext:value-type="string">
            <text:p>17:31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0098a121-4a59-4f22-9e0c-40b0df09f95a?channelId%3D2a723643-850c-45d2-a7ad-28fad6123b18&amp;sa=D&amp;source=editors&amp;ust=1697366376048468&amp;usg=AOvVaw0QsKlMXM03oDfXjnxlaJR7" xlink:type="simple">6.2 - Linearizando o Pêndulo Duplo</text:a></text:p>
          </table:table-cell>
          <table:table-cell office:value-type="string" calcext:value-type="string">
            <text:p>38:04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2636af2b-eacb-4393-9212-41a204eeb357?channelId%3D2a723643-850c-45d2-a7ad-28fad6123b18&amp;sa=D&amp;source=editors&amp;ust=1697366376048616&amp;usg=AOvVaw15-oyOHEna170nkGsGutPf" xlink:type="simple">6.3 - Linearizando o Pêndulo Duplo Invertido</text:a></text:p>
          </table:table-cell>
          <table:table-cell office:value-type="string" calcext:value-type="string">
            <text:p>23:16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<text:a xlink:href="https://www.google.com/url?q=https://web.microsoftstream.com/video/adea10e0-b81e-4791-8597-c502e81a70b7?channelId%3D2a723643-850c-45d2-a7ad-28fad6123b18&amp;sa=D&amp;source=editors&amp;ust=1697366376048757&amp;usg=AOvVaw3SFKqQwFrVl6_cQJ9dHQAr" xlink:type="simple">6.4 - Equilibrando o Pêndulo Duplo Invertido</text:a></text:p>
          </table:table-cell>
          <table:table-cell office:value-type="string" calcext:value-type="string">
            <text:p>23:27</text:p>
          </table:table-cell>
          <table:covered-table-cell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subtotal</text:p>
          </table:table-cell>
          <table:table-cell office:value-type="string" calcext:value-type="string">
            <text:p>1:42:18</text:p>
          </table:table-cell>
          <table:covered-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07:05:53.876899678</meta:creation-date>
    <dc:date>2023-10-15T20:56:03.169363795</dc:date>
    <meta:editing-duration>PT1H36M5S</meta:editing-duration>
    <meta:editing-cycles>5</meta:editing-cycles>
    <meta:generator>LibreOffice/7.3.7.2$Linux_X86_64 LibreOffice_project/30$Build-2</meta:generator>
    <meta:document-statistic meta:table-count="1" meta:cell-count="270" meta:object-count="0"/>
  </office:meta>
</office:document-meta>
</file>